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Text_20_body">
      <style:paragraph-properties fo:orphans="0" fo:widows="0"/>
    </style:style>
    <style:style style:name="P2" style:family="paragraph" style:parent-style-name="Horizontal_20_Line">
      <style:paragraph-properties fo:orphans="0" fo:widows="0"/>
    </style:style>
    <style:style style:name="P3" style:family="paragraph" style:parent-style-name="Heading_20_2">
      <style:paragraph-properties fo:orphans="0" fo:widows="0"/>
    </style:style>
    <style:style style:name="P4" style:family="paragraph" style:parent-style-name="Heading_20_3">
      <style:paragraph-properties fo:orphans="0" fo:widows="0"/>
    </style:style>
    <style:style style:name="P5" style:family="paragraph" style:parent-style-name="Text_20_body">
      <style:paragraph-properties fo:orphans="0" fo:widows="0"/>
      <style:text-properties fo:font-weight="bold"/>
    </style:style>
    <style:style style:name="P6" style:family="paragraph" style:parent-style-name="Text_20_body" style:list-style-name="L1">
      <style:paragraph-properties fo:orphans="0" fo:widows="0"/>
    </style:style>
    <style:style style:name="P7" style:family="paragraph" style:parent-style-name="Text_20_body" style:list-style-name="L2">
      <style:paragraph-properties fo:orphans="0" fo:widows="0"/>
    </style:style>
    <style:style style:name="P8" style:family="paragraph" style:parent-style-name="Quotations">
      <style:paragraph-properties fo:orphans="0" fo:widows="0"/>
    </style:style>
    <style:style style:name="P9" style:family="paragraph" style:parent-style-name="Text_20_body" style:list-style-name="L3">
      <style:paragraph-properties fo:orphans="0" fo:widows="0"/>
    </style:style>
    <style:style style:name="P10" style:family="paragraph" style:parent-style-name="Text_20_body" style:list-style-name="L4">
      <style:paragraph-properties fo:orphans="0" fo:widows="0"/>
    </style:style>
    <style:style style:name="P11" style:family="paragraph" style:parent-style-name="Text_20_body" style:list-style-name="L5">
      <style:paragraph-properties fo:orphans="0" fo:widows="0"/>
    </style:style>
    <style:style style:name="P12" style:family="paragraph" style:parent-style-name="Text_20_body" style:list-style-name="L6">
      <style:paragraph-properties fo:orphans="0" fo:widows="0"/>
    </style:style>
    <style:style style:name="P13" style:family="paragraph" style:parent-style-name="Text_20_body" style:list-style-name="L7">
      <style:paragraph-properties fo:orphans="0" fo:widows="0"/>
    </style:style>
    <style:style style:name="P14" style:family="paragraph" style:parent-style-name="Text_20_body" style:list-style-name="L8">
      <style:paragraph-properties fo:orphans="0" fo:widows="0"/>
    </style:style>
    <style:style style:name="P15" style:family="paragraph" style:parent-style-name="Text_20_body" style:list-style-name="L9">
      <style:paragraph-properties fo:orphans="0" fo:widows="0"/>
    </style:style>
    <style:style style:name="P16" style:family="paragraph" style:parent-style-name="Text_20_body" style:list-style-name="L10">
      <style:paragraph-properties fo:orphans="0" fo:widows="0"/>
    </style:style>
    <style:style style:name="P17" style:family="paragraph" style:parent-style-name="Text_20_body" style:list-style-name="L11">
      <style:paragraph-properties fo:orphans="0" fo:widows="0"/>
    </style:style>
    <style:style style:name="P18"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style:style>
    <style:style style:name="P19" style:family="paragraph" style:parent-style-name="Heading_20_2">
      <style:paragraph-properties fo:margin-left="0cm" fo:margin-right="0cm" fo:margin-top="0cm" fo:margin-bottom="0.247cm" style:contextual-spacing="false" fo:line-height="114%" fo:orphans="0" fo:widows="0" fo:text-indent="0cm" style:auto-text-indent="false"/>
    </style:style>
    <style:style style:name="P20" style:family="paragraph" style:parent-style-name="Heading_20_3">
      <style:paragraph-properties fo:margin-left="0cm" fo:margin-right="0cm" fo:margin-top="0cm" fo:margin-bottom="0.247cm" style:contextual-spacing="false" fo:line-height="114%" fo:orphans="0" fo:widows="0" fo:text-indent="0cm" style:auto-text-indent="false"/>
      <style:text-properties style:font-name="Google Sans"/>
    </style:style>
    <style:style style:name="P21" style:family="paragraph" style:parent-style-name="Text_20_body" style:list-style-name="L12">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2" style:family="paragraph" style:parent-style-name="Text_20_body" style:list-style-name="L13">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3" style:family="paragraph" style:parent-style-name="Text_20_body" style:list-style-name="L1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4" style:family="paragraph" style:parent-style-name="Quotations">
      <style:paragraph-properties fo:margin-left="1cm" fo:margin-right="1cm" fo:margin-top="0cm" fo:margin-bottom="0.499cm" style:contextual-spacing="false" fo:line-height="114%" fo:orphans="0" fo:widows="0" fo:text-indent="0cm" style:auto-text-indent="false"/>
      <style:text-properties style:font-name="Google Sans Text" fo:font-weight="bold"/>
    </style:style>
    <style:style style:name="P25" style:family="paragraph" style:parent-style-name="Quotations">
      <style:paragraph-properties fo:margin-left="1cm" fo:margin-right="1cm" fo:margin-top="0cm" fo:margin-bottom="0.499cm" style:contextual-spacing="false" fo:line-height="114%" fo:orphans="0" fo:widows="0" fo:text-indent="0cm" style:auto-text-indent="false"/>
      <style:text-properties style:font-name="Google Sans Text" fo:font-style="italic"/>
    </style:style>
    <style:style style:name="P26"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fo:font-weight="bold"/>
    </style:style>
    <style:style style:name="T1" style:family="text">
      <style:text-properties fo:font-weight="bold"/>
    </style:style>
    <style:style style:name="T2" style:family="text">
      <style:text-properties fo:font-style="italic" fo:font-weight="bold"/>
    </style:style>
    <style:style style:name="T3" style:family="text">
      <style:text-properties fo:font-style="italic"/>
    </style:style>
    <style:style style:name="T4" style:family="text">
      <style:text-properties style:font-name="Google San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gemini-CRM-CII-01-club-fundador</text:p>
      <text:p text:style-name="Standard"/>
      <table:table table:name="Tabla1" table:style-name="Tabla1">
        <table:table-column table:style-name="Tabla1.A"/>
        <table:table-row>
          <table:table-cell table:style-name="Tabla1.A1" office:value-type="string">
            <text:p text:style-name="Table_20_Contents">Crea el contenido para este trabajo de sintesis que estamos analizando:</text:p>
            <text:p text:style-name="Table_20_Contents"/>
            <text:p text:style-name="Table_20_Contents">Nivel 1 — Resumen ejecutivo</text:p>
            <text:p text:style-name="Table_20_Contents">Se establece la categoría de Fundador para un grupo selecto de 10 personas , diseñado para servir como el núcleo promotor y de prescripción del Club. Aunque es una posición de estatus simbólico que no exige una cuota de entrada ni pertenencia obligatoria a EXP , está sujeta a reglas de cumplimiento estricto, especialmente el reparto del 50% de honorarios de entrada. El modelo evoluciona de la simple inversión hacia una carrera de méritos, donde el alto rendimiento (1 millón de euros en 2 años) permite a un Fundador o Prescriptor trascender su rol y convertirse en Gestor de una nueva línea de negocio compartida con los Dueños Originales.</text:p>
            <text:p text:style-name="Table_20_Contents">+4</text:p>
            <text:p text:style-name="Table_20_Contents">Nivel 2 — Matriz indexada</text:p>
            <text:p text:style-name="Table_20_Contents">1. Derechos y Privilegios</text:p>
            <text:p text:style-name="Table_20_Contents">Gestión de Honorarios:</text:p>
            <text:p text:style-name="Table_20_Contents"/>
            <text:p text:style-name="Table_20_Contents">Entrada: El agente que presenta la propiedad cobra el 50% de los honorarios generados.</text:p>
            <text:p text:style-name="Table_20_Contents">+2</text:p>
            <text:p text:style-name="Table_20_Contents">Salida: Si el Fundador es el mandatado para la venta, gestiona el 100% de los honorarios de salida sin obligación de compartirlos con el Club.</text:p>
            <text:p text:style-name="Table_20_Contents">Prioridad Operativa:</text:p>
            <text:p text:style-name="Table_20_Contents">Privilegio para proponer activos inmobiliarios para adquisición o financiación del Club.</text:p>
            <text:p text:style-name="Table_20_Contents">+4</text:p>
            <text:p text:style-name="Table_20_Contents">Derecho de preferencia para la venta (mandato de exclusividad) de los productos del Club, especialmente los que ellos mismos captaron originalmente.</text:p>
            <text:p text:style-name="Table_20_Contents">+3</text:p>
            <text:p text:style-name="Table_20_Contents">Beneficios Colaborativos:</text:p>
            <text:p text:style-name="Table_20_Contents">Acceso al sistema de Revenue Share multinivel (1% nivel 1, 0,5% nivel 2, 0,25% nivel 3) por la captación de nuevos inversores.</text:p>
            <text:p text:style-name="Table_20_Contents">+2</text:p>
            <text:p text:style-name="Table_20_Contents">Reconocimiento público y premios en la Gala Anual del Club por volumen de producción.</text:p>
            <text:p text:style-name="Table_20_Contents">+3</text:p>
            <text:p text:style-name="Table_20_Contents">2. Deberes y Lecciones</text:p>
            <text:p text:style-name="Table_20_Contents">Compliance y Documentación:</text:p>
            <text:p text:style-name="Table_20_Contents">Obligación de aportar toda la documentación técnica, estudios de mercado y el contrato de honorarios firmado (50/50) para el análisis de activos.</text:p>
            <text:p text:style-name="Table_20_Contents">+3</text:p>
            <text:p text:style-name="Table_20_Contents">Realización de informes de gestión mensuales detallando la actividad de promoción y el estado de las propuestas de los activos asignados.</text:p>
            <text:p text:style-name="Table_20_Contents">+2</text:p>
            <text:p text:style-name="Table_20_Contents">Estatus vs. Acción: Se aprende que el título de Fundador puede ser pasivo ("Chapita en el pecho"), pero solo los miembros activos desbloquean el potencial de negocio real.</text:p>
            <text:p text:style-name="Table_20_Contents"/>
            <text:p text:style-name="Table_20_Contents">Exclusividad Off-Market: Los activos propuestos deben ser obligatoriamente exclusivos y estar fuera de portales públicos para proteger la ventaja competitiva de los socios.</text:p>
            <text:p text:style-name="Table_20_Contents">+3</text:p>
            <text:p text:style-name="Table_20_Contents">3. Debates y Perspectivas (Gobernanza)</text:p>
            <text:p text:style-name="Table_20_Contents"/>
            <text:p text:style-name="Table_20_Contents">Autoridad Final: Todas las decisiones estratégicas y de aprobación de activos recaen exclusivamente en los Dueños Originales (David Almeida y Carlos Balboa).</text:p>
            <text:p text:style-name="Table_20_Contents">+4</text:p>
            <text:p text:style-name="Table_20_Contents"><text:soft-page-break/>Naturaleza del Consejo: Los Fundadores y Prescriptores organizados tienen un rol consultivo; su opinión será escuchada ante posibles sanciones o cambios, pero no es vinculante.</text:p>
            <text:p text:style-name="Table_20_Contents">EXP como Estándar: Aunque no es requisito ser miembro de EXP, sus reglas comerciales de reparto de honorarios se adoptan como el estándar de compliance documental para el Club.</text:p>
            <text:p text:style-name="Table_20_Contents">4. Oportunidades Identificadas (Carrera de Méritos)</text:p>
            <text:p text:style-name="Table_20_Contents">Nuevas Líneas de Negocio: Se identifica la oportunidad de que terceros monten su propia "sección" del club si alcanzan un volumen de 1 millón de euros en 2 años gestionado de forma impoluta.</text:p>
            <text:p text:style-name="Table_20_Contents">Escenarios de Inversión: El Club está preparado para albergar hasta 5 escenarios de inversión diferenciados, cada uno con sus respectivos gestores compartidos con la matriz.</text:p>
            <text:p text:style-name="Table_20_Contents">5. Acciones y Compromisos</text:p>
            <text:p text:style-name="Table_20_Contents">Documentación Legal: Se procederá a redactar los Contratos de Adhesión que formalicen estas normas, independientemente de la red a la que pertenezca el Fundador.</text:p>
            <text:p text:style-name="Table_20_Contents"/>
            <text:p text:style-name="Table_20_Contents">Webinar de Selección: David Almeida liderará la reunión para elegir y presentar estas reglas a los 10 primeros candidatos a Fundadores.</text:p>
            <text:p text:style-name="Table_20_Contents">+4</text:p>
            <text:p text:style-name="Table_20_Contents"/>
            <text:p text:style-name="Table_20_Contents">Validación Técnica: Los candidatos deben completar su onboarding (KYC) antes de ser autorizados para proponer propiedades.</text:p>
            <text:p text:style-name="Table_20_Contents">+4</text:p>
            <text:p text:style-name="Table_20_Contents">6. Contexto y Background</text:p>
            <text:p text:style-name="Table_20_Contents"/>
            <text:p text:style-name="Table_20_Contents">Origen del Grupo: David busca rescatar a miembros de su grupo comercial que se alejaron por falta de resultados tangibles, ofreciéndoles ahora una estructura probada.</text:p>
            <text:p text:style-name="Table_20_Contents">+3</text:p>
            <text:p text:style-name="Table_20_Contents">Misión Colectiva: El objetivo final es una comunidad basada en el trabajo que garantice el éxito individual a través del éxito colectivo.</text:p>
            <text:p text:style-name="Table_20_Contents">Nivel 3 — Taxonomía de temas</text:p>
            <text:p text:style-name="Table_20_Contents"/>
            <text:p text:style-name="Table_20_Contents">Gobernanza y Poder de Decisión $\rightarrow$ Decisiones clave #3, Debates #1, #2. </text:p>
            <text:p text:style-name="Table_20_Contents">+2</text:p>
            <text:p text:style-name="Table_20_Contents"/>
            <text:p text:style-name="Table_20_Contents">Estructura de Honorarios (In/Out) $\rightarrow$ Derechos #1, Deberes #1. </text:p>
            <text:p text:style-name="Table_20_Contents">+2</text:p>
            <text:p text:style-name="Table_20_Contents">Incentivos de Alto Rendimiento (1M€) $\rightarrow$ Oportunidades #1.</text:p>
            <text:p text:style-name="Table_20_Contents"/>
            <text:p text:style-name="Table_20_Contents">Exclusividad Off-Market $\rightarrow$ Deberes #3. </text:p>
            <text:p text:style-name="Table_20_Contents">+2</text:p>
            <text:p text:style-name="Table_20_Contents"/>
            <text:p text:style-name="Table_20_Contents">Estatus de Fundador $\rightarrow$ Contexto #1, Acciones #2. </text:p>
            <text:p text:style-name="Table_20_Contents">+2</text:p>
          </table:table-cell>
        </table:table-row>
        <table:table-row>
          <table:table-cell table:style-name="Tabla1.A1" office:value-type="string">
            <text:p text:style-name="P1">Entendido. El ecosistema que planteas para este Club es ambicioso: transforma el "estatus" tradicional en un motor de rendimiento puro, utilizando la figura del <text:span text:style-name="T1">Fundador</text:span> no como un título vitalicio, sino como una posición de salida hacia el partnership empresarial.</text:p>
            <text:p text:style-name="P1">Para que la síntesis final sea una roca y no deje grietas a la interpretación, activamos el protocolo <text:span text:style-name="T1">/ordeño</text:span>.</text:p>
            <text:p text:style-name="P2"/>
            <text:h text:style-name="P3" text:outline-level="2">Ronda 1 de 3</text:h>
            <text:h text:style-name="P4" text:outline-level="3"><text:soft-page-break/>1. Los Actores y el Incentivo de Retorno</text:h>
            <text:p text:style-name="P1">Considerando que David busca rescatar a miembros que se alejaron por "falta de resultados tangibles": <text:span text:style-name="T1">¿Cuál es el mecanismo exacto que asegura que el reparto del 50% de honorarios de entrada sea percibido como una oportunidad y no como una "multa" o pérdida de margen, comparado con su situación actual fuera del Club?</text:span></text:p>
            <text:h text:style-name="P4" text:outline-level="3">2. El Techo de Cristal del "Estatus"</text:h>
            <text:p text:style-name="P1">Has mencionado que el título de Fundador puede ser solo una "chapita en el pecho" si es pasivo. Para evitar que el Club se llene de figuras decorativas: <text:span text:style-name="T1">¿Existe una cláusula de "caducidad" o degradación del estatus de Fundador si no se cumplen ciertos hitos mínimos de actividad (captación/onboarding) en los primeros 6 meses, antes de siquiera soñar con el millón de euros?</text:span></text:p>
            <text:h text:style-name="P4" text:outline-level="3">3. La Blindaje de la Autoridad</text:h>
            <text:p text:style-name="P1">El rol de los Fundadores es consultivo y no vinculante, mientras que la autoridad final es de Almeida y Balboa. <text:span text:style-name="T1">¿Bajo qué escenario específico se le permite a un Fundador cuestionar una decisión de los Dueños Originales sin romper el compliance, y cómo se gestiona ese disenso para que no erosione la cohesión del "núcleo promotor"?</text:span></text:p>
            <text:p text:style-name="P2"/>
            <text:p text:style-name="P5">Espero tus respuestas para profundizar en la Ronda 2.</text:p>
            <text:p text:style-name="Table_20_Contents"/>
          </table:table-cell>
        </table:table-row>
        <table:table-row>
          <table:table-cell table:style-name="Tabla1.A1" office:value-type="string">
            <text:p text:style-name="Table_20_Contents">ronda 1</text:p>
            <text:p text:style-name="Table_20_Contents">pregunta 1: en el área comercial internacional es como se trabaja, quien no lo entienda no entenderá el sentido del Club porque es una extensión del área comercial de la multitud de negocios que hay en funcionamiento cada día. </text:p>
            <text:p text:style-name="Table_20_Contents">pregunta 2: no, porque estar en el club es siempre una oportunidad de inversión, el club es un club de inversión. </text:p>
            <text:p text:style-name="Table_20_Contents">pregunta 3: no existe, esto es una empresa privada. Ya hemos definido el escenario de que un Fundador que promocione exitosamente 1 millón de euros en un plazo de dos años consecutivos puede montar una nueva "sección" del club. compartida al 50% (de facto monitorizada) con Almeida y Balboa</text:p>
            <text:p text:style-name="Table_20_Contents"/>
            <text:p text:style-name="Table_20_Contents">pasa a la siguiente ronda</text:p>
          </table:table-cell>
        </table:table-row>
        <table:table-row>
          <table:table-cell table:style-name="Tabla1.A1" office:value-type="string">
            <text:p text:style-name="P1">Recibido. Queda claro el tablero: esto no es una democracia, es una estructura empresarial privada con estándares internacionales de cumplimiento y una zanahoria muy grande al final del palo (la copropiedad de una sección). El filtro de entrada es la comprensión del modelo de negocio, no la persuasión.</text:p>
            <text:p text:style-name="P1">Subimos el nivel de presión para detectar posibles puntos de fuga en la ejecución.</text:p>
            <text:p text:style-name="P2"/>
            <text:h text:style-name="P3" text:outline-level="2">Ronda 2 de 3</text:h>
            <text:h text:style-name="P4" text:outline-level="3">1. El Riesgo del "Polizón" (Free-rider)</text:h>
            <text:p text:style-name="P1"><text:soft-page-break/>Si el estatus de Fundador no caduca y no exige cuota de entrada porque "estar es una oportunidad de inversión", <text:span text:style-name="T1">¿qué mecanismo impide que un Fundador se limite a observar el flujo de información y activos </text:span><text:span text:style-name="T2">off-market</text:span><text:span text:style-name="T1"> del Club para beneficio propio o externo, sin aportar nunca una propiedad ni captar inversores?</text:span> (Si el estatus es permanente y gratuito, el acceso a la información es un activo que podrían estar extrayendo sin retorno para Almeida y Balboa).</text:p>
            <text:h text:style-name="P4" text:outline-level="3">2. La Paradoja del Rescate</text:h>
            <text:p text:style-name="P1">Mencionas que el objetivo es rescatar a miembros que se alejaron por "falta de resultados tangibles". Sin embargo, les impones un estándar de <text:span text:style-name="T3">compliance</text:span> más estricto y un reparto del 50%. <text:span text:style-name="T1">¿Cuál es el "recurso crítico" (herramientas, contactos, financiación o cierre) que el Club pone sobre la mesa para asegurar que esta vez sí obtengan resultados, transformando a alguien que "fracasó" antes en un productor de 1M€ en 2 años?</text:span></text:p>
            <text:h text:style-name="P4" text:outline-level="3">3. El Conflicto del Nuevo Socio (50/50)</text:h>
            <text:p text:style-name="P1">Cuando un Fundador alcanza el hito de 1M€ y monta su propia sección compartida al 50%, se convierte de facto en un "Socio Junior" monitorizado. <text:span text:style-name="T1">En caso de una discrepancia operativa grave en esa nueva sección, ¿prevalece el criterio del Gestor que generó el millón de euros o el de los Dueños Originales, y cómo se evita que un perfil tan productivo decida independizarse totalmente al ver que aún tras el éxito sigue bajo monitorización?</text:span></text:p>
            <text:p text:style-name="P2"/>
            <text:p text:style-name="P5">Espero tus respuestas para cerrar con la Ronda 3.</text:p>
            <text:p text:style-name="Table_20_Contents"/>
          </table:table-cell>
        </table:table-row>
        <table:table-row>
          <table:table-cell table:style-name="Tabla1.A1" office:value-type="string">
            <text:p text:style-name="Table_20_Contents">ronda 2:</text:p>
            <text:p text:style-name="Table_20_Contents">pregunta 1: el club es un club de inversión en el que se pueden invertir 100€ para los productos que estén en el dashboard, siempre se puede ser un simple inversor. A eso me refiero. </text:p>
            <text:p text:style-name="Table_20_Contents">pregunta 2: cuando ellos quieran, estar dentro de un club privado no es un derecho sino un privilegio. </text:p>
            <text:p text:style-name="Table_20_Contents">pregunta 3: el de los dueños originales que son los que han invertido tiempo y dinero en montar esto y que controlan el 50% de cada nueva sección. </text:p>
            <text:p text:style-name="Table_20_Contents"/>
            <text:p text:style-name="Table_20_Contents">pasa a la siguiente ronda</text:p>
          </table:table-cell>
        </table:table-row>
        <table:table-row>
          <table:table-cell table:style-name="Tabla1.A1" office:value-type="string">
            <text:p text:style-name="P1">Entendido. El modelo se perfila como una estructura de <text:span text:style-name="T1">"Verticalidad Meritocrática"</text:span>: el Club es el vehículo, los Dueños Originales son los arquitectos con poder de veto absoluto, y los Fundadores son piezas operativas con un camino de ascenso claro pero estrictamente vigilado.</text:p>
            <text:p text:style-name="P1">Cerramos el proceso con la tercera y última ronda para pulir los flecos de la ejecución y el escalado.</text:p>
            <text:p text:style-name="P2"/>
            <text:h text:style-name="P3" text:outline-level="2">Ronda 3 de 3</text:h>
            <text:h text:style-name="P4" text:outline-level="3">1. La Dilución del "Estatus Elite"</text:h>
            <text:p text:style-name="P1">Si el umbral para ser un "simple inversor" es de solo 100€, pero el estatus de Fundador está limitado a 10 personas que actúan como núcleo promotor: <text:span text:style-name="T1">¿Cuál es el beneficio exclusivo y tangible que recibe el Fundador por su labor de prescripción que un inversor de 100€ jamás podrá obtener, más allá del derecho a proponer activos?</text:span> (Buscamos el incentivo real que justifica su <text:soft-page-break/>compromiso con el <text:span text:style-name="T3">compliance</text:span> del 50/50).</text:p>
            <text:h text:style-name="P4" text:outline-level="3">2. El Filtro de Entrada de los 10</text:h>
            <text:p text:style-name="P1">Has mencionado que David Almeida liderará un webinar para elegir a estos 10 primeros candidatos. Dado que el objetivo es rescatar a gente que "se alejó por falta de resultados": <text:span text:style-name="T1">¿Qué criterio de selección pesará más en esa reunión: la lealtad histórica con David o la capacidad técnica/financiera demostrable para mover activos </text:span><text:span text:style-name="T2">off-market</text:span><text:span text:style-name="T1"> de forma inmediata?</text:span></text:p>
            <text:h text:style-name="P4" text:outline-level="3">3. La Estructura de la "Sección" (El Exit Interno)</text:h>
            <text:p text:style-name="P1">Cuando un Fundador logra el hito de 1M€ y abre su propia sección al 50% con los dueños: <text:span text:style-name="T1">¿Esa nueva sección opera bajo la marca e infraestructura legal/tecnológica del Club original, o se le permite crear una identidad propia (Sub-marca)?</text:span> Además, ¿existe un camino definido para que ese nuevo gestor pueda comprar un porcentaje mayor en el futuro o el 50/50 es el techo inamovible de la relación?</text:p>
            <text:p text:style-name="P2"/>
            <text:p text:style-name="P5">Una vez respondas a estas 3 preguntas, procederé a realizar la síntesis final del marco estratégico.</text:p>
            <text:p text:style-name="Table_20_Contents"/>
          </table:table-cell>
        </table:table-row>
        <table:table-row>
          <table:table-cell table:style-name="Tabla1.A1" office:value-type="string">
            <text:p text:style-name="Table_20_Contents">ronda 3:</text:p>
            <text:p text:style-name="Table_20_Contents">pregunta 1: la zanahoria</text:p>
            <text:p text:style-name="Table_20_Contents">pregunta 2: eso es cosa de David, el invita a las personas que él considera la igual que yo invito a las personas que yo considero. </text:p>
            <text:p text:style-name="Table_20_Contents">pregunta 3: es una sección del club a todos los efectos que obtiene el 50% de los beneficios de su sección pero que se somete al arbitraje del Club</text:p>
          </table:table-cell>
        </table:table-row>
        <table:table-row>
          <table:table-cell table:style-name="Tabla1.A1" office:value-type="string">
            <text:p text:style-name="P1">Protocolo <text:span text:style-name="T1">/ordeño</text:span> completado. Tras tres rondas de extracción de lógica y eliminación de ambigüedades, la estructura del Club ha quedado definida no como una comunidad asociativa tradicional, sino como una <text:span text:style-name="T1">Estructura Empresarial Meritocrática de Alto Rendimiento</text:span>.</text:p>
            <text:p text:style-name="P1">A continuación, presento la síntesis estratégica definitiva que servirá como base para todo el contenido y la operativa legal posterior.</text:p>
            <text:p text:style-name="P2"/>
            <text:h text:style-name="P3" text:outline-level="2">🏛️ Marco Estratégico: El Club de Fundadores</text:h>
            <text:p text:style-name="P1">El Club es una extensión operativa de negocios internacionales preexistentes, diseñado como un embudo de conversión de talento: desde el inversor pasivo hasta el socio gestor. Se basa en una jerarquía vertical donde el <text:span text:style-name="T1">privilegio de acceso</text:span> se paga con <text:span text:style-name="T1">cumplimiento técnico y resultados</text:span>.</text:p>
            <text:h text:style-name="P4" text:outline-level="3">1. La Jerarquía de Roles</text:h>
            <text:list text:style-name="L1">
              <text:list-item>
                <text:p text:style-name="P6"><text:span text:style-name="T1">Dueños Originales (Almeida &amp; Balboa):</text:span> Autoridad final, inversores de capital y estructura, y árbitros supremos. Mantienen el 50% de cada nueva línea de negocio.</text:p>
              </text:list-item>
              <text:list-item>
                <text:p text:style-name="P6"><text:span text:style-name="T1">Fundadores (El Núcleo de los 10):</text:span> Grupo selecto por invitación directa. Su función es la prescripción y captación de activos <text:span text:style-name="T3">off-market</text:span>. Su incentivo no es el estatus, sino la posibilidad de alcanzar la "Sección Propia".</text:p>
              </text:list-item>
              <text:list-item>
                <text:p text:style-name="P6"><text:soft-page-break/><text:span text:style-name="T1">Gestores de Sección:</text:span> Fundadores que han demostrado éxito tangible (1M€ en 2 años). Operan una sub-unidad del Club al 50% de beneficio, bajo arbitraje de la matriz.</text:p>
              </text:list-item>
              <text:list-item>
                <text:p text:style-name="P6"><text:span text:style-name="T1">Inversores (Dashboard):</text:span> Perfil de entrada accesible (desde 100€) que valida la naturaleza del Club como vehículo de inversión líquida.</text:p>
              </text:list-item>
            </text:list>
            <text:h text:style-name="P4" text:outline-level="3">2. El Modelo de Negocio (Regla 50/50)</text:h>
            <text:p text:style-name="P1">La transparencia y el estándar internacional rigen la entrada y salida de capital:</text:p>
            <text:list text:style-name="L2">
              <text:list-item>
                <text:p text:style-name="P7"><text:span text:style-name="T1">Entrada (Capture):</text:span> Obligatoriedad de compartir el <text:span text:style-name="T1">50% de los honorarios</text:span> generados por la propiedad aportada. Es el peaje por usar la infraestructura y el cierre del Club.</text:p>
              </text:list-item>
              <text:list-item>
                <text:p text:style-name="P7"><text:span text:style-name="T1">Salida (Exit):</text:span> El Fundador que gestiona la venta retiene el <text:span text:style-name="T1">100% de sus honorarios de salida</text:span>, incentivando la rotación de activos.</text:p>
              </text:list-item>
              <text:list-item>
                <text:p text:style-name="P7"><text:span text:style-name="T1">Compliance:</text:span> Adopción de las reglas de EXP para el reparto, exigiendo documentación técnica y contratos firmados antes de cualquier análisis.</text:p>
              </text:list-item>
            </text:list>
            <text:h text:style-name="P4" text:outline-level="3">3. La "Zanahoria": Carrera de Méritos</text:h>
            <text:p text:style-name="P1">El Club no ofrece promesas, ofrece un <text:span text:style-name="T1">Escalado Societario</text:span>. El hito de <text:span text:style-name="T1">1.000.000 € en 2 años</text:span> transforma la relación de "colaborador" a "gestor de beneficios compartidos".</text:p>
            <text:p text:style-name="P8"><text:span text:style-name="T1">Nota Crítica:</text:span> La monitorización de los Dueños Originales es permanente. El éxito no otorga independencia total, sino una participación mayor en los beneficios dentro del ecosistema del Club.</text:p>
            <text:h text:style-name="P4" text:outline-level="3">4. Blindaje Operativo</text:h>
            <text:list text:style-name="L3">
              <text:list-item>
                <text:p text:style-name="P9"><text:span text:style-name="T1">Exclusividad:</text:span> Solo activos <text:span text:style-name="T3">off-market</text:span>. Lo que está en portales públicos no tiene sitio en el Club.</text:p>
              </text:list-item>
              <text:list-item>
                <text:p text:style-name="P9"><text:span text:style-name="T1">Gobernanza:</text:span> Empresa privada. No existe el derecho a réplica sobre decisiones estratégicas; existe la ejecución o la salida.</text:p>
              </text:list-item>
              <text:list-item>
                <text:p text:style-name="P9"><text:span text:style-name="T1">Onboarding:</text:span> El paso por el KYC es obligatorio para todos, sin excepciones por cercanía personal.</text:p>
              </text:list-item>
            </text:list>
            <text:p text:style-name="P2"/>
            <text:h text:style-name="P4" text:outline-level="3">Definición Sintetizada para Comunicación:</text:h>
            <text:p text:style-name="P8">"Un ecosistema de inversión privado donde el estatus de Fundador es una plataforma de lanzamiento hacia el partnership empresarial. Basado en el rigor del Real Estate internacional, el Club transforma la captación de activos exclusivos en una carrera de méritos monitorizada, donde el alto rendimiento se premia con la co-gestión de nuevas líneas de negocio."</text:p>
            <text:p text:style-name="P2"/>
            <text:p text:style-name="P5">¿Te gustaría que, partiendo de esta base sólida, redacte ahora el "Contrato de Adhesión" o prefieres que diseñe el guion para el "Webinar de Selección" de David Almeida?</text:p>
            <text:p text:style-name="Table_20_Contents"/>
          </table:table-cell>
        </table:table-row>
        <text:soft-page-break/>
        <table:table-row>
          <table:table-cell table:style-name="Tabla1.A1" office:value-type="string">
            <text:p text:style-name="Table_20_Contents">La base es sólida. El outoput es excesivamente tecnico, ahora necesito un texto que me sirva para crear unas 8-9 slides de presentación para que David Almeida y Carlos Balboa podamos presentar esta nueva propuesta a nuestros 10 fundadores originales. </text:p>
          </table:table-cell>
        </table:table-row>
        <table:table-row>
          <table:table-cell table:style-name="Tabla1.A1" office:value-type="string">
            <text:p text:style-name="P1">Entendido. Vamos a transformar esa lógica de hierro en una narrativa poderosa. El tono debe ser <text:span text:style-name="T1">aspiracional pero firme</text:span>: estamos ofreciendo una oportunidad de negocio real, no vendiendo humo. Aquí tienes el esquema para las 9 slides, diseñado para que David y Carlos proyecten autoridad y visión.</text:p>
            <text:p text:style-name="P2"/>
            <text:h text:style-name="P3" text:outline-level="2">📽️ Presentación: El Círculo de Fundadores</text:h>
            <text:h text:style-name="P4" text:outline-level="3">Slide 1: Portada</text:h>
            <text:p text:style-name="P1"><text:span text:style-name="T1">Título:</text:span> El Círculo de Fundadores: De la Colaboración al Partnership. <text:span text:style-name="T1">Subtítulo:</text:span> Una nueva era de inversión y alto rendimiento liderada por David Almeida y Carlos Balboa. <text:span text:style-name="T1">Visual:</text:span> Imagen minimalista, elegante, evocando exclusividad y solidez.</text:p>
            <text:h text:style-name="P4" text:outline-level="3">Slide 2: El Porqué (La Visión)</text:h>
            <text:p text:style-name="P1"><text:span text:style-name="T1">Título:</text:span> Por qué estamos aquí. <text:span text:style-name="T1">Cuerpo:</text:span> * El mercado ha cambiado: el éxito individual es lento; el éxito colectivo es imparable.</text:p>
            <text:list text:style-name="L4">
              <text:list-item>
                <text:p text:style-name="P10">Hemos construido una estructura probada para quienes buscan resultados tangibles.</text:p>
              </text:list-item>
              <text:list-item>
                <text:p text:style-name="P10"><text:span text:style-name="T1">El objetivo:</text:span> Rescatar el talento y ponerlo a producir en un entorno de alto nivel.</text:p>
              </text:list-item>
              <text:list-item>
                <text:p text:style-name="P10">“<text:span text:style-name="T3">No es solo estar; es pertenecer a la maquinaria que cierra operaciones.”</text:span></text:p>
              </text:list-item>
            </text:list>
            <text:h text:style-name="P4" text:outline-level="3">Slide 3: El Estatus de Fundador</text:h>
            <text:p text:style-name="P1"><text:span text:style-name="T1">Título:</text:span> Más que un título, una plataforma. <text:span text:style-name="T1">Cuerpo:</text:span> * Eres uno de los <text:span text:style-name="T1">10 seleccionados</text:span> para ser el núcleo promotor del Club.</text:p>
            <text:list text:style-name="L5">
              <text:list-item>
                <text:p text:style-name="P11"><text:span text:style-name="T1">Doble rol:</text:span> Eres inversor (desde 100€) y, sobre todo, eres nuestro prescriptor clave.</text:p>
              </text:list-item>
              <text:list-item>
                <text:p text:style-name="P11">El estatus no es una "chapita en el pecho" decorativa; es el derecho preferente a proponer activos y liderar el mercado.</text:p>
              </text:list-item>
            </text:list>
            <text:h text:style-name="P4" text:outline-level="3">Slide 4: Las Reglas de Oro (Honorarios)</text:h>
            <text:p text:style-name="P1"><text:span text:style-name="T1">Título:</text:span> Un modelo de negocio transparente y justo. <text:span text:style-name="T1">Cuerpo:</text:span> * <text:span text:style-name="T1">Entrada (Capture):</text:span> 50% de honorarios para el Club (estándar internacional de gestión y cierre).</text:p>
            <text:list text:style-name="L6">
              <text:list-item>
                <text:p text:style-name="P12"><text:span text:style-name="T1">Salida (Exit):</text:span> Si tú mandatas la venta, conservas el <text:span text:style-name="T1">100% de los honorarios</text:span>.</text:p>
              </text:list-item>
              <text:list-item>
                <text:p text:style-name="P12"><text:span text:style-name="T1">Compliance:</text:span> Adoptamos el estándar de EXP. Documentación técnica y contratos firmados desde el minuto uno. Sin papeles no hay negocio.</text:p>
              </text:list-item>
            </text:list>
            <text:h text:style-name="P4" text:outline-level="3">Slide 5: El Valor de la Exclusividad</text:h>
            <text:p text:style-name="P1"><text:span text:style-name="T1">Título:</text:span> El Poder del "Off-Market". <text:span text:style-name="T1">Cuerpo:</text:span> * En este Club no entra lo que ya está en portales públicos.</text:p>
            <text:list text:style-name="L7">
              <text:list-item>
                <text:p text:style-name="P13"><text:soft-page-break/>Buscamos la ventaja competitiva: activos exclusivos, financiación a medida y oportunidades que nadie más ve.</text:p>
              </text:list-item>
              <text:list-item>
                <text:p text:style-name="P13"><text:span text:style-name="T1">Tu misión:</text:span> Ser el radar que detecta las oportunidades que el Club convierte en beneficios.</text:p>
              </text:list-item>
            </text:list>
            <text:h text:style-name="P4" text:outline-level="3">Slide 6: El Camino del Alto Rendimiento</text:h>
            <text:p text:style-name="P1"><text:span text:style-name="T1">Título:</text:span> La Carrera de Méritos. <text:span text:style-name="T1">Cuerpo:</text:span> * Buscamos productores, no espectadores.</text:p>
            <text:list text:style-name="L8">
              <text:list-item>
                <text:p text:style-name="P14"><text:span text:style-name="T1">El Hito:</text:span> 1.000.000 € gestionados con éxito en un plazo de 2 años.</text:p>
              </text:list-item>
              <text:list-item>
                <text:p text:style-name="P14">Este es el filtro que separa a los colaboradores de los futuros socios.</text:p>
              </text:list-item>
            </text:list>
            <text:h text:style-name="P4" text:outline-level="3">Slide 7: La Gran "Zanahoria" (Tu Propia Sección)</text:h>
            <text:p text:style-name="P1"><text:span text:style-name="T1">Título:</text:span> Tu siguiente nivel: Gestor de Sección. <text:span text:style-name="T1">Cuerpo:</text:span> * Al alcanzar el millón de euros, el Club evoluciona contigo.</text:p>
            <text:list text:style-name="L9">
              <text:list-item>
                <text:p text:style-name="P15"><text:span text:style-name="T1">La Propuesta:</text:span> Podrás montar tu propia sección del Club, compartiendo el <text:span text:style-name="T1">50% de los beneficios</text:span> con la matriz.</text:p>
              </text:list-item>
              <text:list-item>
                <text:p text:style-name="P15">Te damos la marca, la tecnología y el respaldo; tú pones la gestión y el liderazgo.</text:p>
              </text:list-item>
            </text:list>
            <text:h text:style-name="P4" text:outline-level="3">Slide 8: Gobernanza y Compromiso</text:h>
            <text:p text:style-name="P1"><text:span text:style-name="T1">Título:</text:span> Claridad y Disciplina. <text:span text:style-name="T1">Cuerpo:</text:span> * <text:span text:style-name="T1">Empresa Privada:</text:span> La dirección estratégica y el arbitraje final recaen en Almeida y Balboa.</text:p>
            <text:list text:style-name="L10">
              <text:list-item>
                <text:p text:style-name="P16"><text:span text:style-name="T1">Rol Consultivo:</text:span> Tu voz es escuchada, tu rendimiento es lo que te da autoridad.</text:p>
              </text:list-item>
              <text:list-item>
                <text:p text:style-name="P16"><text:span text:style-name="T1">Privilegio, no derecho:</text:span> Permanecer en el núcleo depende de la alineación con los valores y resultados del Club.</text:p>
              </text:list-item>
            </text:list>
            <text:h text:style-name="P4" text:outline-level="3">Slide 9: Próximos Pasos (Onboarding)</text:h>
            <text:p text:style-name="P1"><text:span text:style-name="T1">Título:</text:span> El momento es ahora. <text:span text:style-name="T1">Cuerpo:</text:span> 1. <text:span text:style-name="T1">Validación Técnica:</text:span> Completar el proceso KYC (Conoce a tu cliente). 2. <text:span text:style-name="T1">Acceso al Dashboard:</text:span> Primeras inversiones desde 100€ disponibles. 3. <text:span text:style-name="T1">Presentación de Activos:</text:span> Apertura de la veda para propuestas <text:span text:style-name="T3">off-market</text:span>.</text:p>
            <text:list text:style-name="L11">
              <text:list-item>
                <text:p text:style-name="P17">“<text:span text:style-name="T3">Bienvenidos al Club. Vamos a construir el éxito que nos merecemos.”</text:span></text:p>
              </text:list-item>
            </text:list>
            <text:p text:style-name="P2"/>
            <text:p text:style-name="P5">¿Te gustaría que desarrolle ahora el guion detallado (lo que David debería decir en cada slide) para asegurar que el mensaje llegue con la fuerza adecuada?</text:p>
            <text:p text:style-name="Table_20_Contents"/>
          </table:table-cell>
        </table:table-row>
        <table:table-row>
          <table:table-cell table:style-name="Tabla1.A1" office:value-type="string">
            <text:p text:style-name="Table_20_Contents">dame un poco más de desarrollo para este contenido:</text:p>
            <text:p text:style-name="Table_20_Contents"/>
            <text:p text:style-name="Table_20_Contents">Dirección Estratégica</text:p>
            <text:p text:style-name="Table_20_Contents">La dirección estratégica y el arbitraje final en decisiones críticas recaen en David Almeida y Carlos Balboa. Esta concentración de responsabilidad asegura velocidad en la toma de decisiones y alineación con la visión fundacional del proyecto.</text:p>
            <text:p text:style-name="Table_20_Contents">No es una limitación, es una garantía de coherencia y protección del capital invertido.</text:p>
          </table:table-cell>
        </table:table-row>
        <table:table-row>
          <table:table-cell table:style-name="Tabla1.A1" office:value-type="string">
            <text:p text:style-name="P18">Para desarrollar este punto en la presentación o en el documento estratégico, debemos <text:soft-page-break/>pasar de la idea de "control" a la idea de <text:span text:style-name="T1">"eficiencia y blindaje"</text:span>.</text:p>
            <text:p text:style-name="P18">En un club de inversión, la democracia suele ser el enemigo de la rentabilidad. Aquí tienes una propuesta de desarrollo narrativo que eleva este concepto, dividida por los beneficios que aporta a los Fundadores:</text:p>
            <text:p text:style-name="P2"/>
            <text:h text:style-name="P19" text:outline-level="2">🏛️ <text:span text:style-name="T4">Dirección Estratégica: El Valor de la Verticalidad</text:span></text:h>
            <text:p text:style-name="P18">La autoridad final de David Almeida y Carlos Balboa no es una estructura de mando rígida, sino un <text:span text:style-name="T1">mecanismo de protección para el ecosistema</text:span>. En mercados de alto rendimiento, el consenso lento es una pérdida de oportunidad.</text:p>
            <text:h text:style-name="P20" text:outline-level="3">1. Velocidad de Ejecución (Time-to-Market)</text:h>
            <text:p text:style-name="P18">En el sector <text:span text:style-name="T3">off-market</text:span>, las mejores oportunidades desaparecen en horas.</text:p>
            <text:list text:style-name="L12">
              <text:list-item>
                <text:p text:style-name="P21"><text:span text:style-name="T1">Decisión Ágil:</text:span> Al concentrar el arbitraje final, el Club puede validar, financiar y cerrar operaciones mientras otros todavía están en fase de comité.</text:p>
              </text:list-item>
              <text:list-item>
                <text:p text:style-name="P21"><text:span text:style-name="T1">Ventaja:</text:span> Como Fundador, sabes que si traes un activo brillante, no se perderá en un laberinto burocrático.</text:p>
              </text:list-item>
            </text:list>
            <text:h text:style-name="P20" text:outline-level="3">2. Blindaje y Coherencia del Capital</text:h>
            <text:p text:style-name="P18">La dirección estratégica actúa como el <text:span text:style-name="T1">filtro de pureza</text:span> del Club.</text:p>
            <text:list text:style-name="L13">
              <text:list-item>
                <text:p text:style-name="P22"><text:span text:style-name="T1">Criterio Unificado:</text:span> Se evitan "proyectos por compromiso". Cada activo que pasa el filtro de David y Carlos tiene la garantía de que cumple con el estándar de riesgo y retorno que define al Club.</text:p>
              </text:list-item>
              <text:list-item>
                <text:p text:style-name="P22"><text:span text:style-name="T1">Protección:</text:span> Esta verticalidad protege la reputación de la marca y, por extensión, el valor de tu estatus como Fundador.</text:p>
              </text:list-item>
            </text:list>
            <text:h text:style-name="P20" text:outline-level="3">3. Arbitraje como Factor de Estabilidad</text:h>
            <text:p text:style-name="P18">En cualquier red de alto nivel surgen conflictos de intereses o discrepancias técnicas.</text:p>
            <text:list text:style-name="L14">
              <text:list-item>
                <text:p text:style-name="P23"><text:span text:style-name="T1">Resolución Final:</text:span> El arbitraje de los Dueños Originales elimina la política interna. No hay bandos, solo hay una dirección clara dictada por quienes han invertido el capital y la infraestructura original.</text:p>
              </text:list-item>
              <text:list-item>
                <text:p text:style-name="P23"><text:span text:style-name="T1">Foco:</text:span> Esto permite que los Fundadores se centren exclusivamente en lo que saben hacer: <text:span text:style-name="T1">producir y ganar</text:span>, dejando la resolución de crisis en manos de la matriz.</text:p>
              </text:list-item>
            </text:list>
            <text:p text:style-name="P2"/>
            <text:p text:style-name="P24">Argumento Clave para la Slide:</text:p>
            <text:p text:style-name="P25">"No buscamos el consenso, buscamos el acierto. La dirección de Almeida y Balboa es el seguro de que cada paso que damos está alineado con un modelo que ya funciona. Tú pones el talento; nosotros garantizamos que el <text:soft-page-break/>terreno donde pisas sea firme."</text:p>
            <text:p text:style-name="P2"/>
            <text:h text:style-name="P20" text:outline-level="3">Cómo presentar esto visualmente:</text:h>
            <text:p text:style-name="P18">Podrías usar un diagrama que muestre el flujo de una oportunidad:</text:p>
            <text:p text:style-name="P26">Captación (Fundador) $\rightarrow$ Análisis Técnico (Club) $\rightarrow$ Arbitraje Final (Dirección) $\rightarrow$ Ejecución.</text:p>
            <text:p text:style-name="P26">¿Te gustaría que redacte ahora una sección específica de "Manejo de Objeciones" por si alguno de los 10 fundadores cuestiona esta falta de "voto" en las decisiones?</text:p>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5T23:36:43.300292300</meta:creation-date>
    <dc:date>2026-02-15T23:39:40.969300000</dc:date>
    <meta:editing-duration>PT2M58S</meta:editing-duration>
    <meta:editing-cycles>1</meta:editing-cycles>
    <meta:document-statistic meta:table-count="1" meta:image-count="0" meta:object-count="0" meta:page-count="13" meta:paragraph-count="190" meta:word-count="3441" meta:character-count="21128" meta:non-whitespace-character-count="17895"/>
    <meta:generator>LibreOffice/25.8.4.2$Windows_X86_64 LibreOffice_project/290daaa01b999472f0c7a3890eb6a550fd74c6df</meta:generator>
  </office:meta>
</office:document-meta>
</file>